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" svg:font-family="'Lato Black'" style:font-pitch="variable"/>
    <style:font-face style:name="Lobster Two" svg:font-family="'Lobster Tw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111111" draw:textarea-horizontal-align="justify" draw:textarea-vertical-align="middle" draw:auto-grow-height="false" fo:min-height="11.265cm" fo:min-width="12.062cm"/>
    </style:style>
    <style:style style:name="gr2" style:family="graphic" style:parent-style-name="standard">
      <style:graphic-properties draw:fill="solid" draw:fill-color="#3f7ebe" draw:textarea-horizontal-align="justify" draw:textarea-vertical-align="middle" draw:auto-grow-height="false" fo:min-height="4.195cm" fo:min-width="5.85cm"/>
    </style:style>
    <style:style style:name="gr3" style:family="graphic" style:parent-style-name="standard">
      <style:graphic-properties draw:fill="solid" draw:fill-color="#3f7ebe" draw:textarea-horizontal-align="justify" draw:textarea-vertical-align="middle" draw:auto-grow-height="false" fo:min-height="4.195cm" fo:min-width="6.308cm"/>
    </style:style>
    <style:style style:name="gr4" style:family="graphic" style:parent-style-name="standard">
      <style:graphic-properties draw:fill="solid" draw:fill-color="#3f7ebe" draw:textarea-horizontal-align="justify" draw:textarea-vertical-align="middle" draw:auto-grow-height="false" fo:min-height="4.195cm" fo:min-width="14.105cm"/>
    </style:style>
    <style:style style:name="gr5" style:family="graphic" style:parent-style-name="objectwithoutfill">
      <style:graphic-properties svg:stroke-width="0.356cm" svg:stroke-color="#ffff00" draw:marker-start-width="1.271cm" draw:marker-end="Arrow" draw:marker-end-width="0.66cm" draw:fill="none" draw:textarea-vertical-align="middle" fo:padding-top="0.303cm" fo:padding-bottom="0.303cm" fo:padding-left="0.428cm" fo:padding-right="0.4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ff00" draw:textarea-vertical-align="middle" draw:auto-grow-height="false" fo:min-height="8.655cm" fo:min-width="6.13cm"/>
    </style:style>
    <style:style style:name="gr8" style:family="graphic" style:parent-style-name="standard">
      <style:graphic-properties draw:stroke="none" svg:stroke-color="#000000" draw:fill="none" draw:fill-color="#ffffff" fo:min-height="1.155cm"/>
    </style:style>
    <style:style style:name="gr9" style:family="graphic" style:parent-style-name="standard">
      <style:graphic-properties draw:stroke="none" svg:stroke-color="#000000" draw:fill="none" draw:fill-color="#ffffff" fo:min-height="0.895cm"/>
    </style:style>
    <style:style style:name="P1" style:family="paragraph">
      <loext:graphic-properties draw:fill="solid" draw:fill-color="#111111"/>
      <style:paragraph-properties fo:text-align="center"/>
      <style:text-properties fo:font-size="26pt"/>
    </style:style>
    <style:style style:name="P2" style:family="paragraph">
      <style:paragraph-properties fo:text-align="center"/>
      <style:text-properties fo:font-size="26pt"/>
    </style:style>
    <style:style style:name="P3" style:family="paragraph">
      <style:paragraph-properties fo:text-align="start"/>
      <style:text-properties fo:font-size="26pt"/>
    </style:style>
    <style:style style:name="P4" style:family="paragraph">
      <loext:graphic-properties draw:fill="solid" draw:fill-color="#3f7ebe"/>
      <style:paragraph-properties fo:text-align="center"/>
      <style:text-properties fo:font-size="26pt"/>
    </style:style>
    <style:style style:name="P5" style:family="paragraph">
      <loext:graphic-properties draw:fill="none"/>
      <style:paragraph-properties fo:text-align="center"/>
      <style:text-properties fo:font-size="26pt"/>
    </style:style>
    <style:style style:name="P6" style:family="paragraph">
      <loext:graphic-properties draw:fill="none" draw:fill-color="#ffffff"/>
      <style:text-properties fo:color="#ffffff"/>
    </style:style>
    <style:style style:name="P7" style:family="paragraph">
      <loext:graphic-properties draw:fill="solid" draw:fill-color="#ffff00"/>
      <style:paragraph-properties fo:text-align="center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text-properties fo:font-size="26pt" style:font-size-asian="26pt" style:font-size-complex="26pt"/>
    </style:style>
    <style:style style:name="P10" style:family="paragraph">
      <style:text-properties fo:color="#000040" style:font-name="Lato Black"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="none" draw:fill-color="#ffffff"/>
      <style:text-properties fo:color="#000040" style:font-name="Lato Black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800000" fo:text-shadow="1pt 1pt" fo:font-weight="bold" style:font-weight-asian="bold" style:font-weight-complex="bold"/>
    </style:style>
    <style:style style:name="T2" style:family="text">
      <style:text-properties fo:color="#ffffff" fo:font-size="22pt" fo:text-shadow="1pt 1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64cm" svg:height="16.283cm" svg:x="1.397cm" svg:y="6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6.35cm" svg:height="4.445cm" svg:x="3.032cm" svg:y="9.694cm">
          <text:p text:style-name="P2"><text:span text:style-name="T1">HTSINT</text:span></text:p>
          <text:p text:style-name="P3"><text:s text:c="2"/>- PostgrSQL</text:p>
          <text:p text:style-name="P3"><text:s text:c="2"/>- SQLAlchemy</text:p>
          <text:p text:style-name="P3"><text:s text:c="2"/>- BLAS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808cm" svg:height="4.445cm" svg:x="10.765cm" svg:y="9.694cm">
          <text:p text:style-name="P2"><text:span text:style-name="T1">PIPELINE</text:span></text:p>
          <text:p text:style-name="P3"><text:s text:c="4"/>- DESeq</text:p>
          <text:p text:style-name="P3"><text:s text:c="4"/>- Limma</text:p>
          <text:p text:style-name="P3"><text:s text:c="4"/>- Sklear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4.605cm" svg:height="4.445cm" svg:x="3.032cm" svg:y="15.794cm">
          <text:p text:style-name="P2"><text:span text:style-name="T1">WebApp</text:span></text:p>
          <text:p text:style-name="P3"><text:s text:c="4"/>- AWS <text:s text:c="21"/>- Summary <text:s text:c="2"/></text:p>
          <text:p text:style-name="P3"><text:s text:c="4"/>- Flask <text:s text:c="20"/>- Navigation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3.84cm" svg:y1="14.194cm" svg:x2="13.84cm" svg:y2="15.972cm">
          <text:p/>
        </draw:line>
        <draw:line draw:style-name="gr5" draw:text-style-name="P5" draw:layer="layout" svg:x1="6.04cm" svg:y1="14.205cm" svg:x2="6.04cm" svg:y2="15.983cm">
          <text:p/>
        </draw:line>
        <draw:line draw:style-name="gr5" draw:text-style-name="P5" draw:layer="layout" svg:x1="9.451cm" svg:y1="11.91cm" svg:x2="11.229cm" svg:y2="11.901cm">
          <text:p/>
        </draw:line>
        <draw:frame draw:style-name="gr6" draw:text-style-name="P6" draw:layer="layout" svg:width="3.812cm" svg:height="1.111cm" svg:x="8.447cm" svg:y="21.251cm">
          <draw:text-box>
            <text:p><text:span text:style-name="T2">DOCKER</text:span></text:p>
          </draw:text-box>
        </draw:frame>
        <draw:custom-shape draw:style-name="gr7" draw:text-style-name="P7" draw:layer="layout" svg:width="6.629cm" svg:height="8.904cm" draw:transform="rotate (-0.612086968674412) translate (13.865cm 0.239cm)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9" draw:layer="layout" svg:width="5.809cm" svg:height="1.405cm" svg:x="7.68cm" svg:y="4.648cm">
          <draw:text-box>
            <text:p text:style-name="P8"><text:span text:style-name="T3">Count Data</text:span></text:p>
          </draw:text-box>
        </draw:frame>
        <draw:frame draw:style-name="gr9" draw:text-style-name="P11" draw:layer="layout" svg:width="3.861cm" svg:height="1.166cm" svg:x="2.981cm" svg:y="2.649cm">
          <draw:text-box>
            <text:p text:style-name="P10"><text:span text:style-name="T4">ARV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Black" svg:font-family="'Lato Black'" style:font-pitch="variable"/>
    <style:font-face style:name="Lobster Two" svg:font-family="'Lobster Tw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4T12:08:22.833202355</meta:creation-date>
    <dc:date>2017-05-24T12:52:15.737405411</dc:date>
    <meta:editing-duration>PT22M11S</meta:editing-duration>
    <meta:editing-cycles>3</meta:editing-cycles>
    <meta:generator>LibreOffice/5.3.1.2$Linux_X86_64 LibreOffice_project/30m0$Build-2</meta:generator>
    <meta:document-statistic meta:object-count="11"/>
  </office:meta>
</office:document-meta>
</file>